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s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script definition manager</text:p>
              </text:list-item>
              <text:list-item>
                <text:p>tsd init</text:p>
                <text:list>
                  <text:list-item>
                    <text:p>tsd.json</text:p>
                  </text:list-item>
                  <text:list-item>
                    <text:p>tsd.d.ts</text:p>
                  </text:list-item>
                </text:list>
              </text:list-item>
              <text:list-item>
                <text:p>tsd query</text:p>
              </text:list-item>
              <text:list-item>
                <text:p>tsd inst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orting AngularJS Into Typescript as AMD</text:p>
              </text:list-item>
              <text:list-item>
                <text:p>Your <text:span text:style-name="T1">/typings/tsd.d.ts</text:span> file needs to contain references to all your dependencies:</text:p>
                <text:list>
                  <text:list-header>
                    <text:p>/// &lt;reference path="./jquery/jquery.d.ts"/&gt;</text:p>
                    <text:p>/// &lt;reference path="./angular/angular.d.ts"/&gt;</text:p>
                  </text:list-header>
                </text:list>
              </text:list-item>
              <text:list-item>
                <text:p>Try with the old syntax for import with</text:p>
                <text:list>
                  <text:list-header>
                    <text:p>import $ = require("jquery");</text:p>
                    <text:p>export export = A; <text:tab/> <text:tab/></text:p>
                  </text:list-header>
                </text:list>
              </text:list-item>
              <text:list-item>
                <text:p>Many .d.ts files are not ready to work with the ES6 syntax maybe that is the problem</text:p>
              </text:list-item>
            </text:list>
          </draw:text-box>
        </draw:frame>
        <draw:frame draw:style-name="gr2" draw:layer="layout" svg:width="25.187cm" svg:height="0.962cm" svg:x="1.813cm" svg:y="18.038cm">
          <draw:text-box>
            <text:p>http://stackoverflow.com/questions/32770119/importing-angularjs-into-typescript-as-am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yp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sd が非推奨</text:p>
              </text:list-item>
              <text:list-item>
                <text:p>typingsが代替として薦められている</text:p>
              </text:list-item>
            </text:list>
          </draw:text-box>
        </draw:frame>
        <draw:frame draw:style-name="gr2" draw:layer="layout" svg:width="14.243cm" svg:height="0.962cm" svg:x="4.8cm" svg:y="18cm">
          <draw:text-box>
            <text:p>https://github.com/DefinitelyTyped/tsd/issues/269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-d generate correspoinding '.d.ts' file</text:p>
              </text:list-item>
              <text:list-item>
                <text:p>-m specify module code generator</text:p>
              </text:list-item>
              <text:list-item>
                <text:p>-p Compile the project in the given directory</text:p>
              </text:list-item>
              <text:list-item>
                <text:p>-w Run the compile in watch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--out Concatenate and emit output</text:p>
              </text:list-item>
              <text:list-item>
                <text:p>--sourceMap Generates corresponding '.map' file</text:p>
              </text:list-item>
              <text:list-item>
                <text:p>--newLine</text:p>
                <text:list>
                  <text:list-item>
                    <text:p>Use the specified end of line sequene to be used who emitting files 'CRLF' or 'LF'</text:p>
                  </text:list-item>
                </text:list>
              </text:list-item>
              <text:list-item>
                <text:p>--noImplicitAny</text:p>
                <text:list>
                  <text:list-item>
                    <text:p>Raise error on expressions and declaration with an implied 'any' type</text:p>
                  </text:list-item>
                </text:list>
              </text:list-item>
              <text:list-item>
                <text:p>--noLib</text:p>
                <text:list>
                  <text:list-item>
                    <text:p>Do not include the default library file (lib.d.ts)</text:p>
                  </text:list-item>
                </text:list>
              </text:list-item>
              <text:list-item>
                <text:p>--noResolve</text:p>
                <text:list>
                  <text:list-item>
                    <text:p>Do not add triple-slash references or module import target to the list of command file</text:p>
                  </text:list-item>
                </text:list>
              </text:list-item>
              <text:list-item>
                <text:p>--noImplicitUserStrict</text:p>
                <text:list>
                  <text:list-item>
                    <text:p>Do not emit “use strict” directives in modul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sconfig.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perty</text:p>
                <text:list>
                  <text:list-item>
                    <text:p>files</text:p>
                  </text:list-item>
                  <text:list-item>
                    <text:p>exclude</text:p>
                  </text:list-item>
                  <text:list-item>
                    <text:p>どちらかを指定</text:p>
                  </text:list-item>
                  <text:list-item>
                    <text:p>両方が記述された場合はfilesが優先される</text:p>
                  </text:list-item>
                </text:list>
              </text:list-item>
            </text:list>
          </draw:text-box>
        </draw:frame>
        <draw:frame draw:style-name="gr2" draw:layer="layout" svg:width="16.364cm" svg:height="0.962cm" svg:x="11.036cm" svg:y="19.438cm">
          <draw:text-box>
            <text:p>https://github.com/Microsoft/TypeScript/wiki/tsconfig.js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script getting error TS2304: cannot find name ' require'</text:p>
              </text:list-item>
              <text:list-item>
                <text:p>declare var require: any</text:p>
              </text:list-item>
              <text:list-item>
                <text:p>tsd install node --save</text:p>
              </text:list-item>
              <text:list-item>
                <text:p>/// &lt;reference path=”typings/tsd.d.ts” /&gt;</text:p>
              </text:list-item>
            </text:list>
          </draw:text-box>
        </draw:frame>
        <draw:frame draw:style-name="gr2" draw:layer="layout" svg:width="29.132cm" svg:height="0.962cm" svg:x="0.468cm" svg:y="18.038cm">
          <draw:text-box>
            <text:p>http://stackoverflow.com/questions/31173738/typescript-getting-error-ts2304-cannot-find-name-requir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9:03:30.159976041</meta:creation-date>
    <dc:date>2016-03-09T02:34:22.476099803</dc:date>
    <meta:editing-duration>PT23M56S</meta:editing-duration>
    <meta:editing-cycles>33</meta:editing-cycles>
    <meta:generator>LibreOffice/4.2.8.2$Linux_X86_64 LibreOffice_project/420m0$Build-2</meta:generator>
    <meta:document-statistic meta:object-count="57"/>
  </office:meta>
</office:document-meta>
</file>